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 style:shadow="none" style:may-break-between-rows="true" table:border-model="collapsing"/>
    </style:style>
    <style:style style:name="Table1.A" style:family="table-column">
      <style:table-column-properties style:column-width="6.6931in" style:rel-column-width="65535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00599d" fo:padding="0in" fo:border-left="none" fo:border-right="none" fo:border-top="none" fo:border-bottom="0.75pt solid #00599d" style:writing-mode="page">
        <style:background-image/>
      </style:table-cell-properties>
    </style:style>
    <style:style style:name="Table1.A2" style:family="table-cell">
      <style:table-cell-properties fo:background-color="transparent" fo:padding="0in" fo:border-left="0.75pt solid #00599d" fo:border-right="0.75pt solid #00599d" fo:border-top="none" fo:border-bottom="none" style:writing-mode="page">
        <style:background-image/>
      </style:table-cell-properties>
    </style:style>
    <style:style style:name="Table1.A3" style:family="table-cell">
      <style:table-cell-properties fo:background-color="#dddddd" fo:padding="0in" fo:border-left="0.75pt solid #00599d" fo:border-right="0.75pt solid #00599d" fo:border-top="none" fo:border-bottom="none" style:writing-mode="page">
        <style:background-image/>
      </style:table-cell-properties>
    </style:style>
    <style:style style:name="Table1.A4" style:family="table-cell">
      <style:table-cell-properties fo:background-color="#adc5e7" fo:padding="0in" fo:border="0.75pt solid #00599d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855b2" officeooo:paragraph-rsid="000855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0855b2" officeooo:paragraph-rsid="000855b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08c028" officeooo:paragraph-rsid="0008c02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9116c" officeooo:paragraph-rsid="0009116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 table:template-name="Box List Blue">
        <table:table-column table:style-name="Table1.A"/>
        <table:table-row table:style-name="Table1.1">
          <table:table-cell table:style-name="Table1.A1" office:value-type="string">
            <text:p text:style-name="P3">This is white and bold.</text:p>
          </table:table-cell>
        </table:table-row>
        <table:table-row table:style-name="Table1.1">
          <table:table-cell table:style-name="Table1.A2" office:value-type="string">
            <text:p text:style-name="P1">This should not be bold.</text:p>
          </table:table-cell>
        </table:table-row>
        <table:table-row table:style-name="Table1.1">
          <table:table-cell table:style-name="Table1.A3" office:value-type="string">
            <text:p text:style-name="P4">Select the last two row and delete it, and then undo it.</text:p>
          </table:table-cell>
        </table:table-row>
        <table:table-row table:style-name="Table1.1">
          <table:table-cell table:style-name="Table1.A4" office:value-type="string">
            <text:p text:style-name="P2">This is bold. 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Box_20_List_20_Blue.1" style:display-name="Box List Blue.1" style:family="table-cell" style:data-style-name="N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2" style:display-name="Box List Blue.2" style:family="table-cell" style:data-style-name="N0">
      <style:table-cell-properties fo:background-color="#adc5e7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3" style:display-name="Box List Blue.3" style:family="table-cell" style:data-style-name="N100">
      <style:table-cell-properties fo:border-left="0.74pt solid #00599d" fo:padding="0in" fo:padding-left="0in" fo:padding-right="0in" fo:padding-top="0in" fo:padding-bottom="0in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4" style:display-name="Box List Blue.4" style:family="table-cell" style:data-style-name="N0">
      <style:table-cell-properties fo:border-right="0.74pt solid #00599d" fo:padding="0in" fo:padding-left="0in" fo:padding-right="0in" fo:padding-top="0in" fo:padding-bottom="0in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5" style:display-name="Box List Blue.5" style:family="table-cell" style:data-style-name="N0">
      <style:table-cell-properties fo:padding="0in" fo:padding-left="0in" fo:padding-right="0in" fo:padding-top="0in" fo:padding-bottom="0in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6" style:display-name="Box List Blue.6" style:family="table-cell" style:data-style-name="N100">
      <style:table-cell-properties fo:background-color="#dddddd" fo:border-left="0.74pt solid #00599d" fo:padding="0in" fo:padding-left="0in" fo:padding-right="0in" fo:padding-top="0in" fo:padding-bottom="0in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7" style:display-name="Box List Blue.7" style:family="table-cell" style:data-style-name="N0">
      <style:table-cell-properties fo:padding="0in" fo:padding-left="0in" fo:padding-right="0in" fo:padding-top="0in" fo:padding-bottom="0in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8" style:display-name="Box List Blue.8" style:family="table-cell" style:data-style-name="N0">
      <style:table-cell-properties fo:background-color="#dddddd" fo:padding="0in" fo:padding-left="0in" fo:padding-right="0in" fo:padding-top="0in" fo:padding-bottom="0in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9" style:display-name="Box List Blue.9" style:family="table-cell" style:data-style-name="N0">
      <style:table-cell-properties fo:background-color="#dddddd" fo:padding="0in" fo:padding-left="0in" fo:padding-right="0in" fo:padding-top="0in" fo:padding-bottom="0in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10" style:display-name="Box List Blue.10" style:family="table-cell" style:data-style-name="N0">
      <style:table-cell-properties fo:background-color="#dddddd" fo:border-right="0.74pt solid #00599d" fo:padding="0in" fo:padding-left="0in" fo:padding-right="0in" fo:padding-top="0in" fo:padding-bottom="0in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11" style:display-name="Box List Blue.11" style:family="table-cell" style:data-style-name="N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12" style:display-name="Box List Blue.12" style:family="table-cell" style:data-style-name="N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13" style:display-name="Box List Blue.13" style:family="table-cell" style:data-style-name="N100">
      <style:table-cell-properties fo:background-color="#adc5e7" fo:border-left="0.74pt solid #00599d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14" style:display-name="Box List Blue.14" style:family="table-cell" style:data-style-name="N0">
      <style:table-cell-properties fo:background-color="#adc5e7" fo:border-right="0.74pt solid #00599d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15" style:display-name="Box List Blue.15" style:family="table-cell" style:data-style-name="N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16" style:display-name="Box List Blue.16" style:family="table-cell" style:data-style-name="N0">
      <style:table-cell-properties fo:background-color="#adc5e7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18T08:23:24.994271530</meta:creation-date>
    <dc:date>2021-10-18T09:13:39.902690175</dc:date>
    <meta:editing-duration>PT8M45S</meta:editing-duration>
    <meta:editing-cycles>3</meta:editing-cycles>
    <meta:generator>LibreOfficeDev/7.3.0.0.alpha0$Linux_X86_64 LibreOffice_project/d5f4fec1e52867edfad9a154031ac174d54dbe8b</meta:generator>
    <meta:document-statistic meta:table-count="1" meta:image-count="0" meta:object-count="0" meta:page-count="1" meta:paragraph-count="4" meta:word-count="25" meta:character-count="117" meta:non-whitespace-character-count="95"/>
  </office:meta>
</office:document-meta>
</file>